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draw:marker-start-width="0.438cm" draw:marker-end-width="0.438cm" draw:fill="none" draw:textarea-horizontal-align="justify" draw:textarea-vertical-align="middle" draw:auto-grow-height="false" fo:min-height="3.35cm" fo:min-width="6.3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stroke="solid" svg:stroke-width="0.159cm" draw:marker-start-width="0.438cm" draw:marker-end-width="0.438cm" draw:fill="none" draw:textarea-horizontal-align="justify" draw:textarea-vertical-align="middle" draw:auto-grow-height="false" fo:min-height="3.192cm" fo:min-width="6.142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cm" svg:height="3.6cm" svg:x="6.4cm" svg:y="4.3cm">
          <text:p text:style-name="P1">Podatkovna baz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3.6cm" svg:x="6.4cm" svg:y="11.2cm">
          <text:p text:style-name="P1">API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8cm" svg:y1="7.9cm" svg:x2="9.8cm" svg:y2="11.2cm">
          <text:p/>
        </draw:line>
        <draw:custom-shape draw:style-name="gr2" draw:text-style-name="P2" draw:layer="layout" svg:width="6.8cm" svg:height="3.6cm" svg:x="2.4cm" svg:y="18.1cm">
          <text:p text:style-name="P1">Spletna aplikacij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3.6cm" svg:x="10.7cm" svg:y="18.1cm">
          <text:p text:style-name="P1">Android aplikacija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cm" svg:y1="14.8cm" svg:x2="5.6cm" svg:y2="18.1cm">
          <text:p/>
        </draw:line>
        <draw:line draw:style-name="gr3" draw:text-style-name="P3" draw:layer="layout" svg:x1="10cm" svg:y1="14.8cm" svg:x2="13.9cm" svg:y2="18.1cm">
          <text:p/>
        </draw:line>
      </draw:page>
      <draw:page draw:name="page2" draw:style-name="dp1" draw:master-page-name="Default">
        <draw:custom-shape draw:style-name="gr2" draw:text-style-name="P2" draw:layer="layout" svg:width="6.8cm" svg:height="3.6cm" svg:x="6.4cm" svg:y="4.3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3.6cm" svg:x="6.4cm" svg:y="11.2cm">
          <text:p text:style-name="P1">API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8cm" svg:y1="7.9cm" svg:x2="9.8cm" svg:y2="11.2cm">
          <text:p/>
        </draw:line>
        <draw:custom-shape draw:style-name="gr2" draw:text-style-name="P2" draw:layer="layout" svg:width="6.8cm" svg:height="3.6cm" svg:x="2.4cm" svg:y="18.1cm">
          <text:p text:style-name="P1">Websit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3.6cm" svg:x="10.7cm" svg:y="18.1cm">
          <text:p text:style-name="P1">Android app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cm" svg:y1="14.8cm" svg:x2="5.6cm" svg:y2="18.1cm">
          <text:p/>
        </draw:line>
        <draw:line draw:style-name="gr3" draw:text-style-name="P3" draw:layer="layout" svg:x1="10cm" svg:y1="14.8cm" svg:x2="13.9cm" svg:y2="18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1:50:03.478242227</meta:creation-date>
    <dc:date>2021-07-12T12:02:05.195683884</dc:date>
    <meta:editing-duration>PT1M40S</meta:editing-duration>
    <meta:editing-cycles>2</meta:editing-cycles>
    <meta:generator>LibreOffice/6.4.7.2$Linux_X86_64 LibreOffice_project/40$Build-2</meta:generator>
    <meta:document-statistic meta:object-count="14"/>
  </office:meta>
</office:document-meta>
</file>